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1cdb" officeooo:paragraph-rsid="00071cdb"/>
    </style:style>
    <style:style style:name="P2" style:family="paragraph" style:parent-style-name="Standard">
      <style:text-properties officeooo:paragraph-rsid="00071cdb"/>
    </style:style>
    <style:style style:name="P3" style:family="paragraph" style:parent-style-name="Standard">
      <style:text-properties officeooo:paragraph-rsid="0008592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592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1cdb" style:font-style-asian="normal" style:font-style-complex="normal"/>
    </style:style>
    <style:style style:name="T5" style:family="text">
      <style:text-properties fo:font-style="normal" officeooo:rsid="0008592b" style:font-style-asian="normal" style:font-style-complex="normal"/>
    </style:style>
    <style:style style:name="T6" style:family="text">
      <style:text-properties fo:font-style="normal" officeooo:rsid="0008592b" style:font-style-asian="normal" style:font-style-complex="normal" loext:padding-left="0in" loext:padding-right="0in" loext:padding-top="0.0193in" loext:padding-bottom="0in" loext:border-left="none" loext:border-right="none" loext:border-top="0.06pt solid #0000ff" loext:border-bottom="none"/>
    </style:style>
    <style:style style:name="T7" style:family="text">
      <style:text-properties style:text-position="33% 80%" fo:font-style="normal" officeooo:rsid="0008592b" style:font-style-asian="normal" style:font-style-complex="normal" loext:padding-left="0in" loext:padding-right="0in" loext:padding-top="0.0193in" loext:padding-bottom="0in" loext:border-left="none" loext:border-right="none" loext:border-top="0.06pt solid #0000ff" loext:border-bottom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2</text:p>
      <text:p text:style-name="P1">1. Implement cartesian coordinates in Rust as Structures – define a <text:span text:style-name="T1">Point</text:span><text:span text:style-name="T3"> structure which will hold both x and y coordinates. Define functions (use borrowing) to evaluate the following:</text:span></text:p>
      <text:p text:style-name="P3"><text:span text:style-name="T4">- given two points, evaluate the distance between those </text:span><text:span text:style-name="T5">(distance = √</text:span><text:span text:style-name="T6"> (x1 - x2)</text:span><text:span text:style-name="T7">2</text:span><text:span text:style-name="T6"> + (y1 – y2)</text:span><text:span text:style-name="T7">2</text:span><text:span text:style-name="T5">)</text:span></text:p>
      <text:p text:style-name="P3"><text:span text:style-name="T4">- given two points define the point in the midpoint (https://en.wikipedia.org/wiki/Midpoint)</text:span></text:p>
      <text:p text:style-name="P2"><text:span text:style-name="T4"/></text:p>
      <text:p text:style-name="P1"><text:span text:style-name="T4">2. </text:span><text:span text:style-name="T3">Using </text:span><text:span text:style-name="T2">Point </text:span><text:span text:style-name="T5">struct</text:span><text:span text:style-name="T3">, implement the </text:span><text:span text:style-name="T1">Triangle</text:span><text:span text:style-name="T3"> structure, that would have three properties – each representing one point of a triangle. On top of that, write a function </text:span><text:span text:style-name="T5">that calculates the area of this triangle (you can use the following formula: https://www.mathopenref.com/coordtrianglearea.html)</text:span></text:p>
      <text:p text:style-name="P2"><text:span text:style-name="T4"/></text:p>
      <text:p text:style-name="P1"><text:span text:style-name="T3">Some help:</text:span></text:p>
      <text:p text:style-name="P1"><text:a xlink:type="simple" xlink:href="https://doc.rust-lang.org/std/primitive.f64.html#method.sqrt" text:style-name="Internet_20_link" text:visited-style-name="Visited_20_Internet_20_Link"><text:span text:style-name="T3">https://doc.rust-lang.org/std/primitive.f64.html#method.sqrt</text:span></text:a></text:p>
      <text:p text:style-name="P1"><text:a xlink:type="simple" xlink:href="https://doc.rust-lang.org/std/primitive.f64.html#method.abs" text:style-name="Internet_20_link" text:visited-style-name="Visited_20_Internet_20_Link"><text:span text:style-name="T3">https://doc.rust-lang.org/std/primitive.f64.html#method.abs</text:span></text:a></text:p>
      <text:p text:style-name="P1"><text:a xlink:type="simple" xlink:href="https://doc.rust-lang.org/std/primitive.f64.html#method.powi" text:style-name="Internet_20_link" text:visited-style-name="Visited_20_Internet_20_Link"><text:span text:style-name="T3">https://doc.rust-lang.org/std/primitive.f64.html#method.powi</text:span></text:a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01:36:51.682658683</meta:creation-date>
    <dc:date>2020-07-28T01:54:28.183104092</dc:date>
    <meta:editing-duration>PT7M26S</meta:editing-duration>
    <meta:editing-cycles>1</meta:editing-cycles>
    <meta:document-statistic meta:table-count="0" meta:image-count="0" meta:object-count="0" meta:page-count="1" meta:paragraph-count="9" meta:word-count="104" meta:character-count="862" meta:non-whitespace-character-count="764"/>
    <meta:generator>LibreOffice/6.4.5.2$Linux_X86_64 LibreOffice_project/40$Build-2</meta:generator>
  </office:meta>
</office:document-meta>
</file>